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E00000122E7945E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cm" svg:height="15.8cm" svg:x="0.2cm" svg:y="2.2cm">
          <draw:image xlink:href="Pictures/100000000000031E00000122E7945E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0T19:28:03</meta:creation-date>
    <dc:date>2013-02-10T19:29:38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